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24.95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789cm"/>
    </style:style>
    <style:style style:name="Instructions.C" style:family="table-column">
      <style:table-column-properties style:column-width="4.768cm"/>
    </style:style>
    <style:style style:name="Instructions.D" style:family="table-column">
      <style:table-column-properties style:column-width="1.692cm"/>
    </style:style>
    <style:style style:name="Instructions.E" style:family="table-column">
      <style:table-column-properties style:column-width="2.154cm"/>
    </style:style>
    <style:style style:name="Instructions.F" style:family="table-column">
      <style:table-column-properties style:column-width="7.722cm"/>
    </style:style>
    <style:style style:name="Instructions.G" style:family="table-column">
      <style:table-column-properties style:column-width="3.63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G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G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Nibble2" style:family="table">
      <style:table-properties style:width="25.7cm" table:align="margins"/>
    </style:style>
    <style:style style:name="InstructionNibble2.A" style:family="table-column">
      <style:table-column-properties style:column-width="8.564cm" style:rel-column-width="21837*"/>
    </style:style>
    <style:style style:name="InstructionNibble2.B" style:family="table-column">
      <style:table-column-properties style:column-width="9.804cm" style:rel-column-width="24999*"/>
    </style:style>
    <style:style style:name="InstructionNibble2.C" style:family="table-column">
      <style:table-column-properties style:column-width="7.332cm" style:rel-column-width="18699*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0*"/>
    </style:style>
    <style:style style:name="Table5.B" style:family="table-column">
      <style:table-column-properties style:column-width="8.641cm" style:rel-column-width="22037*"/>
    </style:style>
    <style:style style:name="Table5.C" style:family="table-column">
      <style:table-column-properties style:column-width="8.493cm" style:rel-column-width="216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8.565cm" style:rel-column-width="21840*"/>
    </style:style>
    <style:style style:name="Table6.B" style:family="table-column">
      <style:table-column-properties style:column-width="8.641cm" style:rel-column-width="22037*"/>
    </style:style>
    <style:style style:name="Table6.C" style:family="table-column">
      <style:table-column-properties style:column-width="8.493cm" style:rel-column-width="2165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6cm" style:rel-column-width="7281*"/>
    </style:style>
    <style:style style:name="Table1.I" style:family="table-column">
      <style:table-column-properties style:column-width="2.85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8.567cm" style:rel-column-width="21845*"/>
    </style:style>
    <style:style style:name="Table3.B" style:family="table-column">
      <style:table-column-properties style:column-width="8.565cm" style:rel-column-width="21844*"/>
    </style:style>
    <style:style style:name="Table3.C" style:family="table-column">
      <style:table-column-properties style:column-width="8.5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1.513cm" style:rel-column-width="3859*"/>
    </style:style>
    <style:style style:name="Table7.B" style:family="table-column">
      <style:table-column-properties style:column-width="2.732cm" style:rel-column-width="6967*"/>
    </style:style>
    <style:style style:name="Table7.C" style:family="table-column">
      <style:table-column-properties style:column-width="3.168cm" style:rel-column-width="8078*"/>
    </style:style>
    <style:style style:name="Table7.D" style:family="table-column">
      <style:table-column-properties style:column-width="1.693cm" style:rel-column-width="4318*"/>
    </style:style>
    <style:style style:name="Table7.E" style:family="table-column">
      <style:table-column-properties style:column-width="1.939cm" style:rel-column-width="4943*"/>
    </style:style>
    <style:style style:name="Table7.F" style:family="table-column">
      <style:table-column-properties style:column-width="1.236cm" style:rel-column-width="3153*"/>
    </style:style>
    <style:style style:name="Table7.G" style:family="table-column">
      <style:table-column-properties style:column-width="2.835cm" style:rel-column-width="7228*"/>
    </style:style>
    <style:style style:name="Table7.H" style:family="table-column">
      <style:table-column-properties style:column-width="1.51cm" style:rel-column-width="3850*"/>
    </style:style>
    <style:style style:name="Table7.I" style:family="table-column">
      <style:table-column-properties style:column-width="1.512cm" style:rel-column-width="3854*"/>
    </style:style>
    <style:style style:name="Table7.J" style:family="table-column">
      <style:table-column-properties style:column-width="3.459cm" style:rel-column-width="8820*"/>
    </style:style>
    <style:style style:name="Table7.K" style:family="table-column">
      <style:table-column-properties style:column-width="4.105cm" style:rel-column-width="1046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K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744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C" style:family="table-column">
      <style:table-column-properties style:column-width="12.8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Table_20_Contents" style:list-style-name="L1"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6 bit TTL CPU</text:p>
      <text:p text:style-name="P3"/>
      <text:p text:style-name="P2"/>
      <text:p text:style-name="P2"/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: For STR and LDA</text:p>
      <text:p text:style-name="P1">-PC is 16 bits wide: PC_L:0...7; PC_H:8...15</text:p>
      <text:p text:style-name="P1">-ALU is 8 bits wide</text:p>
      <text:p text:style-name="Standard"><text:span text:style-name="T7">-32kb Stack FIFO. The stack memory can only be addressed via PUSH and POP. No stack pointer arithmetic is possible because the stack is not connected to the address-bus. Thus we have a total of 32kb Ram +32KB Stack =</text:span><text:span text:style-name="T6"> 64kb RAM and 32kb ROM.</text:span></text:p>
      <text:p text:style-name="P2"/>
      <text:p text:style-name="P2">I/O</text:p>
      <text:p text:style-name="P1">The IO instruction is used to access input and output port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column table:style-name="Instructions.G"/>
        <table:table-row>
          <table:table-cell table:style-name="Instructions.A1" office:value-type="string">
            <text:p text:style-name="P9">Nibble 1</text:p>
          </table:table-cell>
          <table:table-cell table:style-name="Instructions.A1" office:value-type="string">
            <text:p text:style-name="P9">Instruction </text:p>
          </table:table-cell>
          <table:table-cell table:style-name="Instructions.A1" office:value-type="string">
            <text:p text:style-name="P9">Note</text:p>
          </table:table-cell>
          <table:table-cell table:style-name="Instructions.A1" office:value-type="string">
            <text:p text:style-name="P9">Nr. Of cycles</text:p>
          </table:table-cell>
          <table:table-cell table:style-name="Instructions.A1" office:value-type="string">
            <text:p text:style-name="P9">Cad Designed</text:p>
          </table:table-cell>
          <table:table-cell table:style-name="Instructions.A1" office:value-type="string">
            <text:p text:style-name="P9">Notes</text:p>
          </table:table-cell>
          <table:table-cell table:style-name="Instructions.G1" office:value-type="string">
            <text:p text:style-name="P9">Argument decode Table nr</text:p>
          </table:table-cell>
        </table:table-row>
        <table:table-row>
          <table:table-cell table:style-name="Instructions.A2" office:value-type="string">
            <text:p text:style-name="P9">0x0</text:p>
          </table:table-cell>
          <table:table-cell table:style-name="Instructions.A2" office:value-type="string">
            <text:p text:style-name="P9">ADD reg1, reg2</text:p>
          </table:table-cell>
          <table:table-cell table:style-name="Instructions.A2" office:value-type="string">
            <text:p text:style-name="P9">reg1+ reg2. result is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Always with carry. Clear carry with add reg1, 0 before if needed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1</text:p>
          </table:table-cell>
          <table:table-cell table:style-name="Instructions.A2" office:value-type="string">
            <text:p text:style-name="P9">SUB reg1, reg2</text:p>
          </table:table-cell>
          <table:table-cell table:style-name="Instructions.A2" office:value-type="string">
            <text:p text:style-name="P9">reg1-reg2. Result is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To be tested!</text:p>
          </table:table-cell>
          <table:table-cell table:style-name="Instructions.G2" office:value-type="string">
            <text:p text:style-name="P9">0</text:p>
          </table:table-cell>
        </table:table-row>
        <text:soft-page-break/>
        <table:table-row>
          <table:table-cell table:style-name="Instructions.A2" office:value-type="string">
            <text:p text:style-name="P9">0x2</text:p>
          </table:table-cell>
          <table:table-cell table:style-name="Instructions.A2" office:value-type="string">
            <text:p text:style-name="P9">NOR reg1, reg2</text:p>
          </table:table-cell>
          <table:table-cell table:style-name="Instructions.A2" office:value-type="string">
            <text:p text:style-name="P9">Logic NOR. Result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3</text:p>
          </table:table-cell>
          <table:table-cell table:style-name="Instructions.A2" office:value-type="string">
            <text:p text:style-name="P9">AND reg1, reg2</text:p>
          </table:table-cell>
          <table:table-cell table:style-name="Instructions.A2" office:value-type="string">
            <text:p text:style-name="P9">Logic AND. Result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4</text:p>
          </table:table-cell>
          <table:table-cell table:style-name="Instructions.A2" office:value-type="string">
            <text:p text:style-name="P9">MOV reg1,reg2</text:p>
          </table:table-cell>
          <table:table-cell table:style-name="Instructions.A2" office:value-type="string">
            <text:p text:style-name="P9">Mov reg2 int reg1. Reg2 can be a number! 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 table:style-name="Instructions.7">
          <table:table-cell table:style-name="Instructions.A2" office:value-type="string">
            <text:p text:style-name="P9">0x5</text:p>
          </table:table-cell>
          <table:table-cell table:style-name="Instructions.A2" office:value-type="string">
            <text:p text:style-name="P9">MOVZ reg1, reg2</text:p>
          </table:table-cell>
          <table:table-cell table:style-name="Instructions.A2" office:value-type="string">
            <text:p text:style-name="P9">Same as mov. executes only when reg1 is zero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Do we need a flipflop for REG1_ZERO_MOVZ, if <text:s/>reg1 is changed during a MOVZ instruction, which in turn could have an effect on the STATE_SIGNAL of the </text:p>
            <text:p text:style-name="P9">MOV instruction??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6</text:p>
          </table:table-cell>
          <table:table-cell table:style-name="Instructions.A2" office:value-type="string">
            <text:p text:style-name="P9">JMP reg1, reg2</text:p>
            <text:p text:style-name="P9"/>
            <text:p text:style-name="P9"/>
            <text:p text:style-name="P9"/>
            <text:p text:style-name="P9"/>
            <text:p text:style-name="P9"/>
            <text:p text:style-name="P9">JMP reg1</text:p>
          </table:table-cell>
          <table:table-cell table:style-name="Instructions.A2" office:value-type="string">
            <text:p text:style-name="P9">Far jump(needed for jumps over the 256b borders) reg1 is LOW byte, reg2 <text:s/>HIGH byte, reg2 can be a nr</text:p>
            <text:p text:style-name="P9"/>
            <text:p text:style-name="P9">JMP can be used with a single argument as well. Its the same as JMP reg1, PC_HIGH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If the JMP has only one argument, it is used as an offset instead as an address. the Carry(MOVC) 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7</text:p>
          </table:table-cell>
          <table:table-cell table:style-name="Instructions.A2" office:value-type="string">
            <text:p text:style-name="P9">JMPZ reg1</text:p>
          </table:table-cell>
          <table:table-cell table:style-name="Instructions.A2" office:value-type="string">
            <text:p text:style-name="P9">ADD the signed offset reg2 to PC if Reg1 is not zero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Can jump maximal 127 bytes! </text:p>
            <text:p text:style-name="P9">Use JMP instead!</text:p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8</text:p>
          </table:table-cell>
          <table:table-cell table:style-name="Instructions.A2" office:value-type="string">
            <text:p text:style-name="P9">JMPC reg2</text:p>
          </table:table-cell>
          <table:table-cell table:style-name="Instructions.A2" office:value-type="string">
            <text:p text:style-name="P9">Add the signed offset reg2 to PC if carry is set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9</text:p>
          </table:table-cell>
          <table:table-cell table:style-name="Instructions.A2" office:value-type="string">
            <text:p text:style-name="P9">STR reg1, [reg2]</text:p>
          </table:table-cell>
          <table:table-cell table:style-name="Instructions.A2" office:value-type="string">
            <text:p text:style-name="P9">Store reg1 at *reg2. Reg2 can be a number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(reg2 can be a number)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A</text:p>
          </table:table-cell>
          <table:table-cell table:style-name="Instructions.A2" office:value-type="string">
            <text:p text:style-name="P9">LDA reg1, [reg2]</text:p>
          </table:table-cell>
          <table:table-cell table:style-name="Instructions.A2" office:value-type="string">
            <text:p text:style-name="P9">Load value pointed to by <text:soft-page-break/>reg2(or number)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B</text:p>
          </table:table-cell>
          <table:table-cell table:style-name="Instructions.A2" office:value-type="string">
            <text:p text:style-name="P9">SET_BR reg1</text:p>
          </table:table-cell>
          <table:table-cell table:style-name="Instructions.A2" office:value-type="string">
            <text:p text:style-name="P9">Set the BankRegister to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C</text:p>
          </table:table-cell>
          <table:table-cell table:style-name="Instructions.A2" office:value-type="string">
            <text:p text:style-name="P9">IO <text:s/>reg1, PORTA</text:p>
            <text:p text:style-name="P9"/>
            <text:p text:style-name="P9"/>
            <text:p text:style-name="P9">IO PORTA, reg1</text:p>
          </table:table-cell>
          <table:table-cell table:style-name="Instructions.A2" office:value-type="string">
            <text:p text:style-name="P9">Read Input PORTA into <text:s/>reg1</text:p>
            <text:p text:style-name="P9"/>
            <text:p text:style-name="P9">Output reg1 on PORTA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Only work with reg1 and reg2</text:p>
          </table:table-cell>
          <table:table-cell table:style-name="Instructions.G2" office:value-type="string">
            <text:p text:style-name="P9">2</text:p>
          </table:table-cell>
        </table:table-row>
        <table:table-row>
          <table:table-cell table:style-name="Instructions.A2" office:value-type="string">
            <text:p text:style-name="P9">0xD</text:p>
          </table:table-cell>
          <table:table-cell table:style-name="Instructions.A2" office:value-type="string">
            <text:p text:style-name="P9">INC_PTR reg1, reg2</text:p>
          </table:table-cell>
          <table:table-cell table:style-name="Instructions.A2" office:value-type="string">
            <text:p text:style-name="P9">Increment the register set (reg1&amp;DR) by reg2, 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E</text:p>
          </table:table-cell>
          <table:table-cell table:style-name="Instructions.A2" office:value-type="string">
            <text:p text:style-name="P9">PUSH reg1</text:p>
          </table:table-cell>
          <table:table-cell table:style-name="Instructions.A2" office:value-type="string">
            <text:p text:style-name="P9">Simple fifo in seperated Memory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-&gt;TODO, OLD implementation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F</text:p>
          </table:table-cell>
          <table:table-cell table:style-name="Instructions.A2" office:value-type="string">
            <text:p text:style-name="P9">POP reg1</text:p>
          </table:table-cell>
          <table:table-cell table:style-name="Instructions.A2" office:value-type="string">
            <text:p text:style-name="P9">Simple FIFO in seperated Memory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-&gt;TODO, OLD implementation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The second instruction Nibble decides which registers are used in the instruction. </text:p>
      <text:p text:style-name="P1"/>
      <text:p text:style-name="P6">Argument decode Table 0</text:p>
      <text:p text:style-name="P1"><text:s/></text:p>
      <text:p text:style-name="P1">Table 0 is used by all two argument instructions except IO(Table 2)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1">Opcode Nibble 2</text:p>
          </table:table-cell>
          <table:table-cell table:style-name="InstructionNibble2.A1" office:value-type="string">
            <text:p text:style-name="P11">Involved Registers</text:p>
          </table:table-cell>
          <table:table-cell table:style-name="InstructionNibble2.C1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0</text:p>
          </table:table-cell>
          <table:table-cell table:style-name="InstructionNibble2.A2" office:value-type="string">
            <text:p text:style-name="P11">Reg1,number</text:p>
          </table:table-cell>
          <table:table-cell table:style-name="InstructionNibble2.C2" office:value-type="string">
            <text:p text:style-name="P11">// JMP(Z/C) uses this operand byte to encode JMP(Z/C) NUMBER, thus JMP(Z/C) reg1, NUMBER cant be used.</text:p>
          </table:table-cell>
        </table:table-row>
        <table:table-row>
          <table:table-cell table:style-name="InstructionNibble2.A2" office:value-type="string">
            <text:p text:style-name="P11">0x1</text:p>
          </table:table-cell>
          <table:table-cell table:style-name="InstructionNibble2.A2" office:value-type="string">
            <text:p text:style-name="P11">Reg2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2</text:p>
          </table:table-cell>
          <table:table-cell table:style-name="InstructionNibble2.A2" office:value-type="string">
            <text:p text:style-name="P11">Reg3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3</text:p>
          </table:table-cell>
          <table:table-cell table:style-name="InstructionNibble2.A2" office:value-type="string">
            <text:p text:style-name="P11">Reg4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4</text:p>
          </table:table-cell>
          <table:table-cell table:style-name="InstructionNibble2.A2" office:value-type="string">
            <text:p text:style-name="P11">Reg1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5</text:p>
          </table:table-cell>
          <table:table-cell table:style-name="InstructionNibble2.A2" office:value-type="string">
            <text:p text:style-name="P11">Reg1, reg3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6</text:p>
          </table:table-cell>
          <table:table-cell table:style-name="InstructionNibble2.A2" office:value-type="string">
            <text:p text:style-name="P11">Reg1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7</text:p>
          </table:table-cell>
          <table:table-cell table:style-name="InstructionNibble2.A2" office:value-type="string">
            <text:p text:style-name="P11">Reg2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8</text:p>
          </table:table-cell>
          <table:table-cell table:style-name="InstructionNibble2.A2" office:value-type="string">
            <text:p text:style-name="P11">Reg2, reg3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9</text:p>
          </table:table-cell>
          <table:table-cell table:style-name="InstructionNibble2.A2" office:value-type="string">
            <text:p text:style-name="P11">Reg2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A</text:p>
          </table:table-cell>
          <table:table-cell table:style-name="InstructionNibble2.A2" office:value-type="string">
            <text:p text:style-name="P11">Reg3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B</text:p>
          </table:table-cell>
          <table:table-cell table:style-name="InstructionNibble2.A2" office:value-type="string">
            <text:p text:style-name="P11">Reg3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C</text:p>
          </table:table-cell>
          <table:table-cell table:style-name="InstructionNibble2.A2" office:value-type="string">
            <text:p text:style-name="P11">Reg3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D</text:p>
          </table:table-cell>
          <table:table-cell table:style-name="InstructionNibble2.A2" office:value-type="string">
            <text:p text:style-name="P11">Reg4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E</text:p>
          </table:table-cell>
          <table:table-cell table:style-name="InstructionNibble2.A2" office:value-type="string">
            <text:p text:style-name="P11">Reg4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F</text:p>
          </table:table-cell>
          <table:table-cell table:style-name="InstructionNibble2.A2" office:value-type="string">
            <text:p text:style-name="P11">Reg4, Reg3 </text:p>
          </table:table-cell>
          <table:table-cell table:style-name="InstructionNibble2.C2" office:value-type="string">
            <text:p text:style-name="P11"/>
          </table:table-cell>
        </table:table-row>
      </table:table>
      <text:p text:style-name="P1"><text:soft-page-break/></text:p>
      <text:p text:style-name="P1"/>
      <text:p text:style-name="P6">Argument decode Table 1</text:p>
      <text:p text:style-name="P1"/>
      <text:p text:style-name="P1">Used for all commands which only have one argument like SET_BR, JMPC, JMPNZ, POP, PUSH. 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Opcode Nibble 2</text:p>
          </table:table-cell>
          <table:table-cell table:style-name="Table5.A1" office:value-type="string">
            <text:p text:style-name="P11">Involved Registers</text:p>
          </table:table-cell>
          <table:table-cell table:style-name="Table5.C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0</text:p>
          </table:table-cell>
          <table:table-cell table:style-name="Table5.A2" office:value-type="string">
            <text:p text:style-name="P11">Number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1</text:p>
          </table:table-cell>
          <table:table-cell table:style-name="Table5.A2" office:value-type="string">
            <text:p text:style-name="P11">Reg1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2</text:p>
          </table:table-cell>
          <table:table-cell table:style-name="Table5.A2" office:value-type="string">
            <text:p text:style-name="P11">Reg2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3</text:p>
          </table:table-cell>
          <table:table-cell table:style-name="Table5.A2" office:value-type="string">
            <text:p text:style-name="P11">Reg3 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4</text:p>
          </table:table-cell>
          <table:table-cell table:style-name="Table5.A2" office:value-type="string">
            <text:p text:style-name="P11">Reg4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5</text:p>
          </table:table-cell>
          <table:table-cell table:style-name="Table5.A2" office:value-type="string">
            <text:p text:style-name="P11">PC_LOW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6</text:p>
          </table:table-cell>
          <table:table-cell table:style-name="Table5.A2" office:value-type="string">
            <text:p text:style-name="P11">PC_HIGH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7</text:p>
          </table:table-cell>
          <table:table-cell table:style-name="Table5.A2" office:value-type="string">
            <text:p text:style-name="P11">br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8</text:p>
          </table:table-cell>
          <table:table-cell table:style-name="Table5.A2" office:value-type="string">
            <text:p text:style-name="P11">SREG1</text:p>
          </table:table-cell>
          <table:table-cell table:style-name="Table5.C2" office:value-type="string">
            <text:p text:style-name="P11">Status register</text:p>
          </table:table-cell>
        </table:table-row>
        <table:table-row>
          <table:table-cell table:style-name="Table5.A2" office:value-type="string">
            <text:p text:style-name="P11">0x9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A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B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C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D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E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F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Argument decode Table 2</text:p>
      <text:p text:style-name="P6"/>
      <text:p text:style-name="P6"><text:span text:style-name="T5">Used by the IO instruction</text:span> 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Opcode Nibble 2</text:p>
          </table:table-cell>
          <table:table-cell table:style-name="Table6.A1" office:value-type="string">
            <text:p text:style-name="P11">Involved Registers(all Instructions except MOVN)</text:p>
          </table:table-cell>
          <table:table-cell table:style-name="Table6.C1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0</text:p>
          </table:table-cell>
          <table:table-cell table:style-name="Table6.A2" office:value-type="string">
            <text:p text:style-name="P11">Reg1, PORTA</text:p>
          </table:table-cell>
          <table:table-cell table:style-name="Table6.C2" office:value-type="string">
            <text:p text:style-name="P11">Inputs....</text:p>
          </table:table-cell>
        </table:table-row>
        <table:table-row>
          <table:table-cell table:style-name="Table6.A2" office:value-type="string">
            <text:p text:style-name="P11">0x1</text:p>
          </table:table-cell>
          <table:table-cell table:style-name="Table6.A2" office:value-type="string">
            <text:p text:style-name="P11">Reg1, PORTB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2</text:p>
          </table:table-cell>
          <table:table-cell table:style-name="Table6.A2" office:value-type="string">
            <text:p text:style-name="P11">Reg1, PORTC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3</text:p>
          </table:table-cell>
          <table:table-cell table:style-name="Table6.A2" office:value-type="string">
            <text:p text:style-name="P11">Reg1, PORTD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4</text:p>
          </table:table-cell>
          <table:table-cell table:style-name="Table6.A2" office:value-type="string">
            <text:p text:style-name="P11">Reg2, PORTA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5</text:p>
          </table:table-cell>
          <table:table-cell table:style-name="Table6.A2" office:value-type="string">
            <text:p text:style-name="P11">Reg2, PORTB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6</text:p>
          </table:table-cell>
          <table:table-cell table:style-name="Table6.A2" office:value-type="string">
            <text:p text:style-name="P11">Reg2, PORTC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7</text:p>
          </table:table-cell>
          <table:table-cell table:style-name="Table6.A2" office:value-type="string">
            <text:p text:style-name="P11">Reg2, PORTD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8</text:p>
          </table:table-cell>
          <table:table-cell table:style-name="Table6.A2" office:value-type="string">
            <text:p text:style-name="P11">PORTA, Reg1</text:p>
          </table:table-cell>
          <table:table-cell table:style-name="Table6.C2" office:value-type="string">
            <text:p text:style-name="P11">Outputs...</text:p>
          </table:table-cell>
        </table:table-row>
        <table:table-row>
          <table:table-cell table:style-name="Table6.A2" office:value-type="string">
            <text:p text:style-name="P11">0x9</text:p>
          </table:table-cell>
          <table:table-cell table:style-name="Table6.A2" office:value-type="string">
            <text:p text:style-name="P11">PORTB, Reg2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A</text:p>
          </table:table-cell>
          <table:table-cell table:style-name="Table6.A2" office:value-type="string">
            <text:p text:style-name="P11">PORTC, Reg3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B</text:p>
          </table:table-cell>
          <table:table-cell table:style-name="Table6.A2" office:value-type="string">
            <text:p text:style-name="P11">PORTD, Reg4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C</text:p>
          </table:table-cell>
          <table:table-cell table:style-name="Table6.A2" office:value-type="string">
            <text:p text:style-name="P11">PORTA, Reg1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D</text:p>
          </table:table-cell>
          <table:table-cell table:style-name="Table6.A2" office:value-type="string">
            <text:p text:style-name="P11">PORTB, Reg2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E</text:p>
          </table:table-cell>
          <table:table-cell table:style-name="Table6.A2" office:value-type="string">
            <text:p text:style-name="P11">PORTC, Reg3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F</text:p>
          </table:table-cell>
          <table:table-cell table:style-name="Table6.A2" office:value-type="string">
            <text:p text:style-name="P11">PORTD, Reg4</text:p>
          </table:table-cell>
          <table:table-cell table:style-name="Table6.C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2">The Status Register</text:p>
      <text:p text:style-name="P1"/>
      <text:p text:style-name="P1">The SREG register consists of two 8-bit registers. Register A and register B.</text:p>
      <text:p text:style-name="P1">Register A:</text:p>
      <text:p text:style-name="P1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1">Register</text:p>
          </table:table-cell>
          <table:table-cell table:style-name="Table1.A1" office:value-type="string">
            <text:p text:style-name="P11">Bit 7</text:p>
          </table:table-cell>
          <table:table-cell table:style-name="Table1.A1" office:value-type="string">
            <text:p text:style-name="P11">Bit 6</text:p>
          </table:table-cell>
          <table:table-cell table:style-name="Table1.A1" office:value-type="string">
            <text:p text:style-name="P11">Bit 5</text:p>
          </table:table-cell>
          <table:table-cell table:style-name="Table1.A1" office:value-type="string">
            <text:p text:style-name="P11">Bit 4</text:p>
          </table:table-cell>
          <table:table-cell table:style-name="Table1.A1" office:value-type="string">
            <text:p text:style-name="P11">Bit 3</text:p>
          </table:table-cell>
          <table:table-cell table:style-name="Table1.A1" office:value-type="string">
            <text:p text:style-name="P11">Bit 2</text:p>
          </table:table-cell>
          <table:table-cell table:style-name="Table1.A1" office:value-type="string">
            <text:p text:style-name="P11">Bit 1</text:p>
          </table:table-cell>
          <table:table-cell table:style-name="Table1.I1" office:value-type="string">
            <text:p text:style-name="P11">Bit 0</text:p>
          </table:table-cell>
        </table:table-row>
        <table:table-row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Carry</text:p>
          </table:table-cell>
        </table:table-row>
        <table:table-row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</table:table>
      <text:p text:style-name="P1"/>
      <text:p text:style-name="P1">The Status Registers can be accessed using the PUSH and POP instructions. </text:p>
      <text:p text:style-name="P8"/>
      <text:p text:style-name="P8"/>
      <text:p text:style-name="P8">Calling Convention</text:p>
      <text:p text:style-name="P7">-Caller saves his working registers(For example on the stack)</text:p>
      <text:p text:style-name="P7">-Arguments are passed in Reg1, Reg2, Reg3. Additional arguments are passed via the stack(Reg4 cannot be used since it is needed for the call)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Implementation Details</text:p>
      <text:p text:style-name="P2"/>
      <text:p text:style-name="P2">Adr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Step</text:p>
          </table:table-cell>
          <table:table-cell table:style-name="Table3.A1" office:value-type="string">
            <text:p text:style-name="P9">Read</text:p>
          </table:table-cell>
          <table:table-cell table:style-name="Table3.C1" office:value-type="string">
            <text:p text:style-name="P9">Write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Apply address to A-bus, clear Not_OE and NOT_CS</text:p>
          </table:table-cell>
          <table:table-cell table:style-name="Table3.C2" office:value-type="string">
            <text:p text:style-name="P9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9">wait &gt; 6nS </text:p>
          </table:table-cell>
          <table:table-cell table:style-name="Table3.C2" office:value-type="string">
            <text:p text:style-name="P9">wait &gt; 6nS 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9">Read Data from Databus / Write <text:s/>read data back to registers</text:p>
          </table:table-cell>
          <table:table-cell table:style-name="Table3.C2" office:value-type="string">
            <text:p text:style-name="P9">Set NotCS 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9">Set NotCS </text:p>
          </table:table-cell>
          <table:table-cell table:style-name="Table3.C2" office:value-type="string">
            <text:p text:style-name="P9"/>
          </table:table-cell>
        </table:table-row>
      </table:table>
      <text:p text:style-name="P2"/>
      <text:p text:style-name="P2"/>
      <text:p text:style-name="P2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Step</text:p>
          </table:table-cell>
          <table:table-cell table:style-name="Table4.B1" office:value-type="string">
            <text:p text:style-name="P9">Fetch and Decode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B2" office:value-type="string">
            <text:p text:style-name="P9">Connect PC to Mem Addr, IR to DBus 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B2" office:value-type="string">
            <text:p text:style-name="P9">Do Mem Read and IR write Signals </text:p>
          </table:table-cell>
        </table:table-row>
        <table:table-row>
          <table:table-cell table:style-name="Table4.A2" office:value-type="string">
            <text:p text:style-name="P9">3</text:p>
          </table:table-cell>
          <table:table-cell table:style-name="Table4.B2" office:value-type="string">
            <text:p text:style-name="P9">Connect PC and 1(through multiplexer ctrl)to ALU, ADD ctrl </text:p>
          </table:table-cell>
        </table:table-row>
        <table:table-row>
          <table:table-cell table:style-name="Table4.A2" office:value-type="string">
            <text:p text:style-name="P9">4</text:p>
          </table:table-cell>
          <table:table-cell table:style-name="Table4.B2" office:value-type="string">
            <text:p text:style-name="P9">Reg write back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8">Decoder and Execution step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row>
          <table:table-cell table:style-name="Table7.A1" office:value-type="string">
            <text:p text:style-name="P12">Cycle</text:p>
          </table:table-cell>
          <table:table-cell table:style-name="Table7.A1" office:value-type="string">
            <text:p text:style-name="P12">ALU</text:p>
          </table:table-cell>
          <table:table-cell table:style-name="Table7.A1" office:value-type="string">
            <text:p text:style-name="P12">MOV</text:p>
          </table:table-cell>
          <table:table-cell table:style-name="Table7.A1" office:value-type="string">
            <text:p text:style-name="P12">DR</text:p>
          </table:table-cell>
          <table:table-cell table:style-name="Table7.A1" office:value-type="string">
            <text:p text:style-name="P12">LDA</text:p>
          </table:table-cell>
          <table:table-cell table:style-name="Table7.A1" office:value-type="string">
            <text:p text:style-name="P12">STR</text:p>
          </table:table-cell>
          <table:table-cell table:style-name="Table7.A1" office:value-type="string">
            <text:p text:style-name="P12">IN</text:p>
          </table:table-cell>
          <table:table-cell table:style-name="Table7.A1" office:value-type="string">
            <text:p text:style-name="P12">OUT</text:p>
          </table:table-cell>
          <table:table-cell table:style-name="Table7.A1" office:value-type="string">
            <text:p text:style-name="P12">PUSH</text:p>
          </table:table-cell>
          <table:table-cell table:style-name="Table7.A1" office:value-type="string">
            <text:p text:style-name="P12">POP</text:p>
          </table:table-cell>
          <table:table-cell table:style-name="Table7.K1" office:value-type="string">
            <text:list xml:id="list5730053441" text:style-name="L1">
              <text:list-header>
                <text:p text:style-name="P14">JUMP</text:p>
              </text:list-header>
            </text:list>
          </table:table-cell>
        </table:table-row>
        <table:table-row>
          <table:table-cell table:style-name="Table7.A2" office:value-type="string">
            <text:p text:style-name="P12">1</text:p>
          </table:table-cell>
          <table:table-cell table:style-name="Table7.A2" office:value-type="string">
            <text:p text:style-name="P12">REGS-&gt;DBus</text:p>
            <text:p text:style-name="P12">Apply ALU selection</text:p>
          </table:table-cell>
          <table:table-cell table:style-name="Table7.A2" office:value-type="string">
            <text:p text:style-name="P12">Write REG to DBus</text:p>
          </table:table-cell>
          <table:table-cell table:style-name="Table7.A2" office:value-type="string">
            <text:p text:style-name="P12">Write REG to DBu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2">Connect PORT-reg to DBus</text:p>
          </table:table-cell>
          <table:table-cell table:style-name="Table7.A2" office:value-type="string">
            <text:p text:style-name="P12">Connect REG to DBu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12">Latch ALU output(becaus src and dest may be the same)</text:p>
          </table:table-cell>
          <table:table-cell table:style-name="Table7.A2" office:value-type="string">
            <text:p text:style-name="P12">Fill REGs</text:p>
          </table:table-cell>
          <table:table-cell table:style-name="Table7.A2" office:value-type="string">
            <text:p text:style-name="P12">Fill DR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>Fill REG</text:p>
          </table:table-cell>
          <table:table-cell table:style-name="Table7.A2" office:value-type="string">
            <text:p text:style-name="P12">Fill PORT-reg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3</text:p>
          </table:table-cell>
          <table:table-cell table:style-name="Table7.A2" office:value-type="string">
            <text:p text:style-name="P12">Fill REG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4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5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6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 table:style-name="Table7.8">
          <table:table-cell table:style-name="Table7.A2" office:value-type="string">
            <text:p text:style-name="P12">7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/>
      <text:p text:style-name="P2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1"/>
      <text:p text:style-name="P1">In order to increment the 16bit registers, two add instructions need to be done. First the lower 8bits are added, and then the higher 8bits with the carry-bit of the first calculation:</text:p>
      <text:p text:style-name="P1">ADD r1_l, r2_l <text:tab/>//add without carry(or just with deleted carry)</text:p>
      <text:p text:style-name="P1">ADC r1_h, r2_h <text:tab/>//add with carry(may be 1 or 0)</text:p>
      <text:p text:style-name="P1"/>
      <text:p text:style-name="P4"/>
      <text:p text:style-name="P4"/>
      <text:p text:style-name="P2">Current State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9">Module</text:p>
          </table:table-cell>
          <table:table-cell table:style-name="Table2.A1" office:value-type="string">
            <text:p text:style-name="P9">Status</text:p>
          </table:table-cell>
          <table:table-cell table:style-name="Table2.C1" office:value-type="string">
            <text:p text:style-name="P9">Notes</text:p>
          </table:table-cell>
        </table:table-row>
        <table:table-row>
          <table:table-cell table:style-name="Table2.A2" office:value-type="string">
            <text:p text:style-name="P9">ALU</text:p>
          </table:table-cell>
          <table:table-cell table:style-name="Table2.A2" office:value-type="string">
            <text:p text:style-name="P9">Done</text:p>
          </table:table-cell>
          <table:table-cell table:style-name="Table2.C2" office:value-type="string">
            <text:p text:style-name="P9">Need FlipFlop for Carry out bit</text:p>
          </table:table-cell>
        </table:table-row>
        <table:table-row>
          <table:table-cell table:style-name="Table2.A2" office:value-type="string">
            <text:p text:style-name="P9">Decoder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Memory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Registers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>Candidates for the reserved Instruction</text:p>
      <text:p text:style-name="P1"><text:span text:style-name="T2">-INC_PTR</text:span> ;increases the ptr pair BR, reg1 by 1. BR is high byte, reg1 low. This simplifies addressing arrays and other data structures.</text:p>
      <text:p text:style-name="P1">-Some other instruction, which simplifies accessing memory by not being constrained by the 256bytes barrier... We need 16bit pointers!</text:p>
      <text:p text:style-name="P1">-ADD without carry?</text:p>
      <text:p text:style-name="P1"/>
      <text:p text:style-name="P1"><text:soft-page-break/></text:p>
      <text:p text:style-name="P3">PROBLEMS<text:span text:style-name="T4"><text:line-break/></text:span><text:span text:style-name="T3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2-09-13T19:29:38</dc:date>
    <meta:editing-duration>P1DT1H31M26S</meta:editing-duration>
    <meta:editing-cycles>85</meta:editing-cycles>
    <meta:generator>LibreOffice/3.5$Linux_X86_64 LibreOffice_project/350m1$Build-2</meta:generator>
    <dc:creator>chrisu </dc:creator>
    <meta:document-statistic meta:table-count="9" meta:image-count="0" meta:object-count="0" meta:page-count="11" meta:paragraph-count="338" meta:word-count="1300" meta:character-count="6887" meta:non-whitespace-character-count="5895"/>
  </office:meta>
</office:document-meta>
</file>